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80f0" officeooo:paragraph-rsid="001880f0"/>
    </style:style>
    <style:style style:name="P2" style:family="paragraph" style:parent-style-name="Header">
      <style:paragraph-properties fo:text-align="end" style:justify-single-word="false"/>
      <style:text-properties officeooo:rsid="00176663" officeooo:paragraph-rsid="00176663"/>
    </style:style>
    <style:style style:name="T1" style:family="text">
      <style:text-properties officeooo:rsid="001997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ntigone – Cool Hand Luke Comparison</text:p>
      <text:p text:style-name="P1"/>
      <text:p text:style-name="P1"><text:tab/>The Greek story of Antigone tells one of a young woman defying authority by deciding to obey her personal values rather than the rules set by her king. After repeatedly antagonizing the king, she is caught, and sentenced to death. <text:span text:style-name="T1">The king goes back on his word, and decides to spare her, but it is discovered she committed suicide. Cool Hand Luke, meanwhile, is the story of a man who follows his anti-authoritarian values, no matter what the pri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6663" officeooo:paragraph-rsid="0017666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5/10/7</text:p>
        <text:p text:style-name="MP1">Lit/Comp 10</text:p>
        <text:p text:style-name="MP1">Hottman Period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11:52:56.807521422</meta:creation-date>
    <meta:generator>LibreOffice/4.4.2.2$Linux_X86_64 LibreOffice_project/40m0$Build-2</meta:generator>
    <dc:date>2015-10-07T12:13:51.206350266</dc:date>
    <dc:creator>Solomon Greenberg</dc:creator>
    <meta:editing-duration>PT5M13S</meta:editing-duration>
    <meta:editing-cycles>3</meta:editing-cycles>
    <meta:document-statistic meta:table-count="0" meta:image-count="0" meta:object-count="0" meta:page-count="1" meta:paragraph-count="6" meta:word-count="92" meta:character-count="541" meta:non-whitespace-character-count="452"/>
  </office:meta>
</office:document-meta>
</file>